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_32__20_Dots_20_1_20_Dash" svg:stroke-width="0cm" svg:stroke-color="#000000" draw:marker-start-width="0cm" draw:marker-end="Arrowheads_20_2" draw:marker-end-width="0cm" draw:fill="solid" draw:fill-color="#99cccc" draw:textarea-horizontal-align="justify" draw:textarea-vertical-align="middle" draw:auto-grow-height="false" fo:min-height="1.81cm" fo:min-width="7.888cm" fo:padding-top="0.127cm" fo:padding-bottom="0.127cm" fo:padding-left="0.252cm" fo:padding-right="0.252cm"/>
    </style:style>
    <style:style style:name="gr2" style:family="graphic" style:parent-style-name="standard">
      <style:graphic-properties draw:stroke="none" draw:stroke-dash="_32__20_Dots_20_1_20_Dash" svg:stroke-width="0.305cm" svg:stroke-color="#000000" draw:marker-end="Arrowheads_20_2" draw:fill="none" draw:fill-color="#ffffff" draw:textarea-horizontal-align="left" draw:auto-grow-height="true" draw:auto-grow-width="true" fo:min-height="0.712cm" fo:min-width="2.296cm" fo:padding-top="0.277cm" fo:padding-bottom="0.277cm" fo:padding-left="0.402cm" fo:padding-right="0.402cm"/>
    </style:style>
    <style:style style:name="gr3" style:family="graphic" style:parent-style-name="standard">
      <style:graphic-properties draw:stroke="none" draw:stroke-dash="_32__20_Dots_20_1_20_Dash" svg:stroke-width="0.305cm" svg:stroke-color="#000000" draw:marker-end="Arrowheads_20_2" draw:fill="none" draw:fill-color="#ffffff" draw:textarea-horizontal-align="left" draw:auto-grow-height="true" draw:auto-grow-width="true" fo:min-height="0.712cm" fo:min-width="2.119cm" fo:padding-top="0.277cm" fo:padding-bottom="0.277cm" fo:padding-left="0.402cm" fo:padding-right="0.402cm"/>
    </style:style>
    <style:style style:name="gr4" style:family="graphic" style:parent-style-name="standard">
      <style:graphic-properties draw:stroke="solid" draw:stroke-dash="_32__20_Dots_20_1_20_Dash" svg:stroke-width="0.102cm" svg:stroke-color="#000000" draw:marker-start-width="0cm" draw:marker-end="Arrowheads_20_2" draw:marker-end-width="0cm" draw:fill="solid" draw:fill-color="#729fcf" draw:textarea-horizontal-align="justify" draw:textarea-vertical-align="middle" draw:auto-grow-height="false" fo:min-height="4.472cm" fo:min-width="6.254cm" fo:padding-top="0.177cm" fo:padding-bottom="0.177cm" fo:padding-left="0.302cm" fo:padding-right="0.302cm"/>
    </style:style>
    <style:style style:name="gr5" style:family="graphic" style:parent-style-name="standard">
      <style:graphic-properties svg:stroke-color="#00cc00" draw:fill="solid" draw:fill-color="#99ff66" draw:textarea-horizontal-align="justify" draw:textarea-vertical-align="middle" draw:auto-grow-height="false" fo:min-height="0.824cm" fo:min-width="2.676cm"/>
    </style:style>
    <style:style style:name="gr6" style:family="graphic" style:parent-style-name="standard">
      <style:graphic-properties draw:stroke="none" draw:stroke-dash="_32__20_Dots_20_1_20_Dash" svg:stroke-width="0.305cm" svg:stroke-color="#ffffff" draw:fill="none" draw:fill-color="#eeeeee" fo:min-height="1.423cm" fo:padding-top="0.277cm" fo:padding-bottom="0.277cm" fo:padding-left="0.402cm" fo:padding-right="0.402cm"/>
    </style:style>
    <style:style style:name="gr7" style:family="graphic" style:parent-style-name="objectwithoutfill">
      <style:graphic-properties draw:stroke="solid" draw:stroke-dash="_32__20_Dots_20_1_20_Dash" svg:stroke-width="0.051cm" svg:stroke-color="#000000" draw:marker-start-width="0cm" draw:marker-end="Arrow" draw:marker-end-width="0.536cm" draw:fill="none" draw:fill-color="#eeeeee" draw:textarea-vertical-align="middle" fo:padding-top="0.152cm" fo:padding-bottom="0.152cm" fo:padding-left="0.277cm" fo:padding-right="0.277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standard">
      <style:graphic-properties svg:stroke-color="#ffffff" draw:fill-color="#ffffff" draw:opacity="50%" draw:textarea-horizontal-align="justify" draw:textarea-vertical-align="middle" draw:auto-grow-height="false" fo:min-height="15.244cm" fo:min-width="10.422cm"/>
    </style:style>
    <style:style style:name="gr10" style:family="graphic" style:parent-style-name="standard">
      <style:graphic-properties svg:stroke-color="#ff9900" draw:fill-color="#ffff99" draw:textarea-horizontal-align="justify" draw:textarea-vertical-align="middle" draw:auto-grow-height="false" fo:min-height="0.88cm" fo:min-width="4.755cm"/>
    </style:style>
    <style:style style:name="gr1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4.0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99cccc"/>
      <style:paragraph-properties fo:text-align="center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729fcf"/>
      <style:paragraph-properties fo:text-align="center"/>
      <style:text-properties fo:font-size="24pt" style:font-size-asian="24pt" style:font-size-complex="24pt"/>
    </style:style>
    <style:style style:name="P6" style:family="paragraph">
      <loext:graphic-properties draw:fill="solid" draw:fill-color="#99ff66"/>
      <style:paragraph-properties fo:text-align="center"/>
    </style:style>
    <style:style style:name="P7" style:family="paragraph">
      <loext:graphic-properties draw:fill="none" draw:fill-color="#eeeeee"/>
      <style:paragraph-properties fo:text-align="center"/>
      <style:text-properties fo:font-size="18pt"/>
    </style:style>
    <style:style style:name="P8" style:family="paragraph">
      <loext:graphic-properties draw:fill="none" draw:fill-color="#eeeeee"/>
      <style:paragraph-properties fo:text-align="center"/>
    </style:style>
    <style:style style:name="P9" style:family="paragraph">
      <loext:graphic-properties draw:fill-color="#ffffff" draw:opacity="50%"/>
      <style:paragraph-properties fo:text-align="center"/>
    </style:style>
    <style:style style:name="P10" style:family="paragraph">
      <loext:graphic-properties draw:fill-color="#ffff99"/>
      <style:paragraph-properties fo:text-align="center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loext:graphic-properties draw:fill-color="#ffffff"/>
      <style:text-properties fo:font-size="24pt" style:font-size-asian="24pt" style:font-size-complex="24pt"/>
    </style:style>
    <style:style style:name="T1" style:family="text">
      <style:text-properties fo:font-size="1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8.41cm" svg:height="4.065cm" svg:x="1.25cm" svg:y="16.354cm" presentation:class="subtitle" presentation:user-transformed="true">
          <draw:text-box>
            <text:p>agent’s network</text:p>
          </draw:text-box>
        </draw:frame>
        <draw:custom-shape draw:style-name="gr1" draw:text-style-name="P2" draw:layer="layout" svg:width="8.614cm" svg:height="2.286cm" svg:x="1.64cm" svg:y="2.9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1cm" svg:height="1.266cm" svg:x="1.655cm" svg:y="3.45cm">
          <draw:text-box>
            <text:p><text:span text:style-name="T1">Q(s,a0),</text:span></text:p>
          </draw:text-box>
        </draw:frame>
        <draw:frame draw:style-name="gr2" draw:text-style-name="P3" draw:layer="layout" svg:width="3.1cm" svg:height="1.266cm" svg:x="4.504cm" svg:y="3.454cm">
          <draw:text-box>
            <text:p><text:span text:style-name="T1">Q(s,a1),</text:span></text:p>
          </draw:text-box>
        </draw:frame>
        <draw:frame draw:style-name="gr3" draw:text-style-name="P3" draw:layer="layout" svg:width="2.923cm" svg:height="1.266cm" svg:x="7.331cm" svg:y="3.454cm">
          <draw:text-box>
            <text:p><text:span text:style-name="T1">Q(s,a2)</text:span></text:p>
          </draw:text-box>
        </draw:frame>
        <draw:custom-shape draw:style-name="gr4" draw:text-style-name="P5" draw:layer="layout" svg:width="6.858cm" svg:height="4.826cm" svg:x="2.272cm" svg:y="7.028cm">
          <text:p text:style-name="P4"><text:span text:style-name="T2">model</text:span></text:p>
          <text:p text:style-name="P4"><text:span text:style-name="T2"><text:s text:c="6"/></text:span><text:span text:style-name="T2">param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35cm" svg:height="3.22cm" draw:transform="rotate (-0.00296705972839042) translate (2.374cm 13.5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7" draw:layer="layout" svg:width="3.024cm" svg:height="1.977cm" svg:x="4.096cm" svg:y="15.103cm">
          <draw:text-box>
            <text:p text:style-name="P4"><text:span text:style-name="T1">image</text:span></text:p>
            <text:p text:style-name="P4"><text:span text:style-name="T1"/></text:p>
          </draw:text-box>
        </draw:frame>
        <draw:line draw:style-name="gr7" draw:text-style-name="P8" draw:layer="layout" svg:x1="5.62cm" svg:y1="13.54cm" svg:x2="5.62cm" svg:y2="11.854cm">
          <text:p/>
        </draw:line>
        <draw:line draw:style-name="gr7" draw:text-style-name="P8" draw:layer="layout" svg:x1="5.62cm" svg:y1="6.953cm" svg:x2="5.62cm" svg:y2="5.267cm">
          <text:p/>
        </draw:line>
        <draw:custom-shape draw:style-name="gr1" draw:text-style-name="P2" draw:layer="layout" svg:width="8.614cm" svg:height="2.286cm" svg:x="17.441cm" svg:y="2.9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1cm" svg:height="1.266cm" svg:x="17.456cm" svg:y="3.45cm">
          <draw:text-box>
            <text:p><text:span text:style-name="T1">Q(s,a0),</text:span></text:p>
          </draw:text-box>
        </draw:frame>
        <draw:frame draw:style-name="gr2" draw:text-style-name="P3" draw:layer="layout" svg:width="3.1cm" svg:height="1.266cm" svg:x="20.305cm" svg:y="3.454cm">
          <draw:text-box>
            <text:p><text:span text:style-name="T1">Q(s,a1),</text:span></text:p>
          </draw:text-box>
        </draw:frame>
        <draw:frame draw:style-name="gr3" draw:text-style-name="P3" draw:layer="layout" svg:width="2.923cm" svg:height="1.266cm" svg:x="23.132cm" svg:y="3.454cm">
          <draw:text-box>
            <text:p><text:span text:style-name="T1">Q(s,a2)</text:span></text:p>
          </draw:text-box>
        </draw:frame>
        <draw:custom-shape draw:style-name="gr4" draw:text-style-name="P5" draw:layer="layout" svg:width="6.858cm" svg:height="4.826cm" svg:x="18.073cm" svg:y="7.028cm">
          <text:p text:style-name="P4"><text:span text:style-name="T2">model</text:span></text:p>
          <text:p text:style-name="P4"><text:span text:style-name="T2"><text:s text:c="7"/></text:span><text:span text:style-name="T2">param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35cm" svg:height="3.22cm" draw:transform="rotate (-0.00296705972839042) translate (18.175cm 13.5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7" draw:layer="layout" svg:width="3.024cm" svg:height="1.977cm" svg:x="19.897cm" svg:y="15.103cm">
          <draw:text-box>
            <text:p text:style-name="P4"><text:span text:style-name="T1">image</text:span></text:p>
            <text:p text:style-name="P4"><text:span text:style-name="T1"/></text:p>
          </draw:text-box>
        </draw:frame>
        <draw:line draw:style-name="gr7" draw:text-style-name="P8" draw:layer="layout" svg:x1="21.421cm" svg:y1="13.54cm" svg:x2="21.421cm" svg:y2="11.854cm">
          <text:p/>
        </draw:line>
        <draw:line draw:style-name="gr7" draw:text-style-name="P8" draw:layer="layout" svg:x1="21.421cm" svg:y1="6.953cm" svg:x2="21.421cm" svg:y2="5.267cm">
          <text:p/>
        </draw:line>
        <draw:frame draw:style-name="gr8" draw:text-style-name="P4" draw:layer="layout" svg:width="0.794cm" svg:height="0.875cm" svg:x="3.738cm" svg:y="9.4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4" draw:layer="layout" svg:width="1.043cm" svg:height="1.228cm" svg:x="19.538cm" svg:y="9.1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1" draw:text-style-name="P1" draw:layer="layout" svg:width="8.41cm" svg:height="4.065cm" svg:x="17.45cm" svg:y="16.355cm">
          <draw:text-box>
            <text:p>target network</text:p>
          </draw:text-box>
        </draw:frame>
        <draw:custom-shape draw:style-name="gr9" draw:text-style-name="P9" draw:layer="layout" svg:width="10.922cm" svg:height="15.494cm" svg:x="16.202cm" svg:y="1.832cm">
          <text:p text:style-name="P4"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3.024cm" svg:height="1.414cm" svg:x="11.839cm" svg:y="10.4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0" draw:text-style-name="P10" draw:layer="layout" svg:width="6.005cm" svg:height="2.258cm" svg:x="10.659cm" svg:y="8.582cm">
          <text:p text:style-name="P4">copy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" draw:text-style-name="P12" draw:layer="layout" svg:width="8.41cm" svg:height="4.065cm" svg:x="9.35cm" svg:y="5.855cm">
          <draw:text-box>
            <text:p text:style-name="P11"><text:span text:style-name="T2">every K steps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1918" svg:d="M737 1131h394l-564-1131-567 1131h398l-398 787h1131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4T12:41:45.051295219</meta:creation-date>
    <dc:date>2017-12-14T12:49:03.573832221</dc:date>
    <meta:editing-duration>PT7M18S</meta:editing-duration>
    <meta:editing-cycles>1</meta:editing-cycles>
    <meta:document-statistic meta:object-count="49"/>
    <meta:generator>LibreOffice/5.1.6.2$Linux_X86_64 LibreOffice_project/10m0$Build-2</meta:generator>
  </office:meta>
</office:document-meta>
</file>

<file path=Object 1/content.xml><?xml version="1.0" encoding="utf-8"?>
<math xmlns="http://www.w3.org/1998/Math/MathML" display="block">
  <semantics>
    <mi mathvariant="normal">θ</mi>
    <annotation encoding="StarMath 5.0">%theta</annotation>
  </semantics>
</math>
</file>

<file path=Object 2/content.xml><?xml version="1.0" encoding="utf-8"?>
<math xmlns="http://www.w3.org/1998/Math/MathML" display="block">
  <semantics>
    <msup>
      <mi mathvariant="normal">θ</mi>
      <mtext>-</mtext>
    </msup>
    <annotation encoding="StarMath 5.0">%theta ^ "-"</annotation>
  </semantics>
</math>
</file>

<file path=Object 3/content.xml><?xml version="1.0" encoding="utf-8"?>
<math xmlns="http://www.w3.org/1998/Math/MathML" display="block">
  <semantics>
    <mrow>
      <msup>
        <mi mathvariant="normal">θ</mi>
        <mtext>-</mtext>
      </msup>
      <mrow>
        <mi mathvariant="normal">:</mi>
        <mo stretchy="false">=</mo>
        <mi mathvariant="normal">θ</mi>
      </mrow>
    </mrow>
    <annotation encoding="StarMath 5.0">%theta ^ "-" := %theta</annotation>
  </semantics>
</math>
</file>